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text:soft-page-break/>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text:soft-page-break/>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I woke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text:soft-page-break/>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text:soft-page-break/>hung out with him as a kid. <text:s/>I still don't know why my life has been held in pieces ever since I've been held in my mother's wom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4T13:41:23.869000000</dc:date>
    <meta:editing-duration>PT57M9S</meta:editing-duration>
    <meta:editing-cycles>56</meta:editing-cycles>
    <meta:generator>LibreOffice/7.2.1.2$Windows_X86_64 LibreOffice_project/87b77fad49947c1441b67c559c339af8f3517e22</meta:generator>
    <meta:document-statistic meta:table-count="0" meta:image-count="0" meta:object-count="0" meta:page-count="196" meta:paragraph-count="2466" meta:word-count="127925" meta:character-count="709437" meta:non-whitespace-character-count="575130"/>
  </office:meta>
</office:document-meta>
</file>